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nnual Growth Rate (%):</text:p>
          </table:table-cell>
          <table:table-cell table:style-name="Default"/>
          <table:table-cell table:style-name="Default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Initial Investment:</text:p>
          </table:table-cell>
          <table:table-cell table:style-name="Default"/>
          <table:table-cell office:value-type="currency" office:currency="USD" office:value="10000">
            <text:p>$10,000.00</text:p>
          </table:table-cell>
          <table:table-cell table:number-columns-repeated="6"/>
        </table:table-row>
        <table:table-row table:style-name="ro1">
          <table:table-cell office:value-type="string">
            <text:p>Front End Load (%):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Expenses Per 6 Month <text:s/>Period ($):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Back End Load (%):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>
            <text:p>Effect of Loads and Yearly Expenses On Investment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Year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[.C2]" office:value-type="currency" office:currency="USD" office:value="10000">
            <text:p>$10,000.00</text:p>
          </table:table-cell>
          <table:table-cell table:formula="of:=[.C2]*(1-[.C3]/100)" office:value-type="currency" office:currency="USD" office:value="9500">
            <text:p>$9,500.00</text:p>
          </table:table-cell>
          <table:table-cell office:value-type="string">
            <text:p><text:s/>Initially subtract off the front end load</text:p>
          </table:table-cell>
          <table:table-cell table:number-columns-repeated="5"/>
        </table:table-row>
        <table:table-row table:style-name="ro1">
          <table:table-cell table:formula="of:=[.A9]+1" office:value-type="float" office:value="1">
            <text:p>1</text:p>
          </table:table-cell>
          <table:table-cell table:formula="of:=[.B9]*[.$C$1]/100+[.B9]" office:value-type="currency" office:currency="USD" office:value="11100">
            <text:p>$11,100.00</text:p>
          </table:table-cell>
          <table:table-cell table:formula="of:=[.C9]*[.$C$1]/100+[.C9]-([.C9]*[.$C$1]/100+2*[.C9])/2*[.$C$4]/1000*2" office:value-type="currency" office:currency="USD" office:value="10464.82">
            <text:p>$10,464.82</text:p>
          </table:table-cell>
          <table:table-cell office:value-type="string">
            <text:p>First I add how much the fund has increased in value to the previous start amount. Then I average the start and end amounts and multiply by the expenses times two to take into account that we are going by years instead of 6mo periods</text:p>
          </table:table-cell>
          <table:table-cell table:number-columns-repeated="5"/>
        </table:table-row>
        <table:table-row table:style-name="ro1">
          <table:table-cell table:formula="of:=[.A10]+1" office:value-type="float" office:value="2">
            <text:p>2</text:p>
          </table:table-cell>
          <table:table-cell table:formula="of:=[.B10]*[.$C$1]/100+[.B10]" office:value-type="currency" office:currency="USD" office:value="12321">
            <text:p>$12,321.00</text:p>
          </table:table-cell>
          <table:table-cell table:formula="of:=[.C10]*[.$C$1]/100+[.C10]-([.C10]*[.$C$1]/100+2*[.C10])/2*[.$C$4]/1000*2" office:value-type="currency" office:currency="USD" office:value="11527.6271192">
            <text:p>$11,527.63</text:p>
          </table:table-cell>
          <table:table-cell office:value-type="string">
            <text:p>The expenses to be paid are based on your investments value in units of 1000s. So I calculate how many units are owned and multiply the expenses to be paid per unit to get total amount paid.</text:p>
          </table:table-cell>
          <table:table-cell table:number-columns-repeated="5"/>
        </table:table-row>
        <table:table-row table:style-name="ro1">
          <table:table-cell table:formula="of:=[.A11]+1" office:value-type="float" office:value="3">
            <text:p>3</text:p>
          </table:table-cell>
          <table:table-cell table:formula="of:=[.B11]*[.$C$1]/100+[.B11]" office:value-type="currency" office:currency="USD" office:value="13676.31">
            <text:p>$13,676.31</text:p>
          </table:table-cell>
          <table:table-cell table:formula="of:=[.C11]*[.$C$1]/100+[.C11]-([.C11]*[.$C$1]/100+2*[.C11])/2*[.$C$4]/1000*2" office:value-type="currency" office:currency="USD" office:value="12698.372929426">
            <text:p>$12,698.37</text:p>
          </table:table-cell>
          <table:table-cell table:number-columns-repeated="6"/>
        </table:table-row>
        <table:table-row table:style-name="ro1">
          <table:table-cell table:formula="of:=[.A12]+1" office:value-type="float" office:value="4">
            <text:p>4</text:p>
          </table:table-cell>
          <table:table-cell table:formula="of:=[.B12]*[.$C$1]/100+[.B12]" office:value-type="currency" office:currency="USD" office:value="15180.7041">
            <text:p>$15,180.70</text:p>
          </table:table-cell>
          <table:table-cell table:formula="of:=[.C12]*[.$C$1]/100+[.C12]-([.C12]*[.$C$1]/100+2*[.C12])/2*[.$C$4]/1000*2" office:value-type="currency" office:currency="USD" office:value="13988.0196841384">
            <text:p>$13,988.02</text:p>
          </table:table-cell>
          <table:table-cell table:number-columns-repeated="6"/>
        </table:table-row>
        <table:table-row table:style-name="ro1">
          <table:table-cell table:formula="of:=[.A13]+1" office:value-type="float" office:value="5">
            <text:p>5</text:p>
          </table:table-cell>
          <table:table-cell table:formula="of:=[.B13]*[.$C$1]/100+[.B13]" office:value-type="currency" office:currency="USD" office:value="16850.581551">
            <text:p>$16,850.58</text:p>
          </table:table-cell>
          <table:table-cell table:formula="of:=[.C13]*[.$C$1]/100+[.C13]-([.C13]*[.$C$1]/100+2*[.C13])/2*[.$C$4]/1000*2" office:value-type="currency" office:currency="USD" office:value="15408.6429632596">
            <text:p>$15,408.64</text:p>
          </table:table-cell>
          <table:table-cell table:number-columns-repeated="6"/>
        </table:table-row>
        <table:table-row table:style-name="ro1">
          <table:table-cell table:formula="of:=[.A14]+1" office:value-type="float" office:value="6">
            <text:p>6</text:p>
          </table:table-cell>
          <table:table-cell table:formula="of:=[.B14]*[.$C$1]/100+[.B14]" office:value-type="currency" office:currency="USD" office:value="18704.14552161">
            <text:p>$18,704.15</text:p>
          </table:table-cell>
          <table:table-cell table:formula="of:=[.C14]*[.$C$1]/100+[.C14]-([.C14]*[.$C$1]/100+2*[.C14])/2*[.$C$4]/1000*2" office:value-type="currency" office:currency="USD" office:value="16973.5447426082">
            <text:p>$16,973.54</text:p>
          </table:table-cell>
          <table:table-cell table:number-columns-repeated="6"/>
        </table:table-row>
        <table:table-row table:style-name="ro1">
          <table:table-cell table:formula="of:=[.A15]+1" office:value-type="float" office:value="7">
            <text:p>7</text:p>
          </table:table-cell>
          <table:table-cell table:formula="of:=[.B15]*[.$C$1]/100+[.B15]" office:value-type="currency" office:currency="USD" office:value="20761.6015289871">
            <text:p>$20,761.60</text:p>
          </table:table-cell>
          <table:table-cell table:formula="of:=[.C15]*[.$C$1]/100+[.C15]-([.C15]*[.$C$1]/100+2*[.C15])/2*[.$C$4]/1000*2" office:value-type="currency" office:currency="USD" office:value="18697.3779466675">
            <text:p>$18,697.38</text:p>
          </table:table-cell>
          <table:table-cell table:number-columns-repeated="6"/>
        </table:table-row>
        <table:table-row table:style-name="ro1">
          <table:table-cell table:formula="of:=[.A16]+1" office:value-type="float" office:value="8">
            <text:p>8</text:p>
          </table:table-cell>
          <table:table-cell table:formula="of:=[.B16]*[.$C$1]/100+[.B16]" office:value-type="currency" office:currency="USD" office:value="23045.3776971757">
            <text:p>$23,045.38</text:p>
          </table:table-cell>
          <table:table-cell table:formula="of:=[.C16]*[.$C$1]/100+[.C16]-([.C16]*[.$C$1]/100+2*[.C16])/2*[.$C$4]/1000*2" office:value-type="currency" office:currency="USD" office:value="20596.283650931">
            <text:p>$20,596.28</text:p>
          </table:table-cell>
          <table:table-cell table:number-columns-repeated="6"/>
        </table:table-row>
        <table:table-row table:style-name="ro1">
          <table:table-cell table:formula="of:=[.A17]+1" office:value-type="float" office:value="9">
            <text:p>9</text:p>
          </table:table-cell>
          <table:table-cell table:formula="of:=[.B17]*[.$C$1]/100+[.B17]" office:value-type="currency" office:currency="USD" office:value="25580.369243865">
            <text:p>$25,580.37</text:p>
          </table:table-cell>
          <table:table-cell table:formula="of:=[.C17]*[.$C$1]/100+[.C17]-([.C17]*[.$C$1]/100+2*[.C17])/2*[.$C$4]/1000*2" office:value-type="currency" office:currency="USD" office:value="22688.0422185196">
            <text:p>$22,688.04</text:p>
          </table:table-cell>
          <table:table-cell table:number-columns-repeated="6"/>
        </table:table-row>
        <table:table-row table:style-name="ro1">
          <table:table-cell table:formula="of:=[.A18]+1" office:value-type="float" office:value="10">
            <text:p>10</text:p>
          </table:table-cell>
          <table:table-cell table:formula="of:=[.B18]*[.$C$1]/100+[.B18]" office:value-type="currency" office:currency="USD" office:value="28394.2098606902">
            <text:p>$28,394.21</text:p>
          </table:table-cell>
          <table:table-cell table:formula="of:=[.C18]*[.$C$1]/100+[.C18]-([.C18]*[.$C$1]/100+2*[.C18])/2*[.$C$4]/1000*2" office:value-type="currency" office:currency="USD" office:value="24992.2397862324">
            <text:p>$24,992.24</text:p>
          </table:table-cell>
          <table:table-cell table:number-columns-repeated="6"/>
        </table:table-row>
        <table:table-row table:style-name="ro1">
          <table:table-cell table:formula="of:=[.A19]+1" office:value-type="float" office:value="11">
            <text:p>11</text:p>
          </table:table-cell>
          <table:table-cell table:formula="of:=[.B19]*[.$C$1]/100+[.B19]" office:value-type="currency" office:currency="USD" office:value="31517.5729453661">
            <text:p>$31,517.57</text:p>
          </table:table-cell>
          <table:table-cell table:formula="of:=[.C19]*[.$C$1]/100+[.C19]-([.C19]*[.$C$1]/100+2*[.C19])/2*[.$C$4]/1000*2" office:value-type="currency" office:currency="USD" office:value="27530.4516589222">
            <text:p>$27,530.45</text:p>
          </table:table-cell>
          <table:table-cell table:number-columns-repeated="6"/>
        </table:table-row>
        <table:table-row table:style-name="ro1">
          <table:table-cell table:formula="of:=[.A20]+1" office:value-type="float" office:value="12">
            <text:p>12</text:p>
          </table:table-cell>
          <table:table-cell table:formula="of:=[.B20]*[.$C$1]/100+[.B20]" office:value-type="currency" office:currency="USD" office:value="34984.5059693563">
            <text:p>$34,984.51</text:p>
          </table:table-cell>
          <table:table-cell table:formula="of:=[.C20]*[.$C$1]/100+[.C20]-([.C20]*[.$C$1]/100+2*[.C20])/2*[.$C$4]/1000*2" office:value-type="currency" office:currency="USD" office:value="30326.4443294023">
            <text:p>$30,326.44</text:p>
          </table:table-cell>
          <table:table-cell table:number-columns-repeated="6"/>
        </table:table-row>
        <table:table-row table:style-name="ro1">
          <table:table-cell table:formula="of:=[.A21]+1" office:value-type="float" office:value="13">
            <text:p>13</text:p>
          </table:table-cell>
          <table:table-cell table:formula="of:=[.B21]*[.$C$1]/100+[.B21]" office:value-type="currency" office:currency="USD" office:value="38832.8016259855">
            <text:p>$38,832.80</text:p>
          </table:table-cell>
          <table:table-cell table:formula="of:=[.C21]*[.$C$1]/100+[.C21]-([.C21]*[.$C$1]/100+2*[.C21])/2*[.$C$4]/1000*2" office:value-type="currency" office:currency="USD" office:value="33406.3980154964">
            <text:p>$33,406.40</text:p>
          </table:table-cell>
          <table:table-cell table:number-columns-repeated="6"/>
        </table:table-row>
        <table:table-row table:style-name="ro1">
          <table:table-cell table:formula="of:=[.A22]+1" office:value-type="float" office:value="14">
            <text:p>14</text:p>
          </table:table-cell>
          <table:table-cell table:formula="of:=[.B22]*[.$C$1]/100+[.B22]" office:value-type="currency" office:currency="USD" office:value="43104.409804844">
            <text:p>$43,104.41</text:p>
          </table:table-cell>
          <table:table-cell table:formula="of:=[.C22]*[.$C$1]/100+[.C22]-([.C22]*[.$C$1]/100+2*[.C22])/2*[.$C$4]/1000*2" office:value-type="currency" office:currency="USD" office:value="36799.1517979503">
            <text:p>$36,799.15</text:p>
          </table:table-cell>
          <table:table-cell table:number-columns-repeated="6"/>
        </table:table-row>
        <table:table-row table:style-name="ro1">
          <table:table-cell table:formula="of:=[.A23]+1" office:value-type="float" office:value="15">
            <text:p>15</text:p>
          </table:table-cell>
          <table:table-cell table:formula="of:=[.B23]*[.$C$1]/100+[.B23]" office:value-type="currency" office:currency="USD" office:value="47845.8948833768">
            <text:p>$47,845.89</text:p>
          </table:table-cell>
          <table:table-cell table:formula="of:=[.C23]*[.$C$1]/100+[.C23]-([.C23]*[.$C$1]/100+2*[.C23])/2*[.$C$4]/1000*2" office:value-type="currency" office:currency="USD" office:value="40536.4736545501">
            <text:p>$40,536.47</text:p>
          </table:table-cell>
          <table:table-cell table:number-columns-repeated="6"/>
        </table:table-row>
        <table:table-row table:style-name="ro1">
          <table:table-cell table:formula="of:=[.A24]+1" office:value-type="float" office:value="16">
            <text:p>16</text:p>
          </table:table-cell>
          <table:table-cell table:formula="of:=[.B24]*[.$C$1]/100+[.B24]" office:value-type="currency" office:currency="USD" office:value="53108.9433205482">
            <text:p>$53,108.94</text:p>
          </table:table-cell>
          <table:table-cell table:formula="of:=[.C24]*[.$C$1]/100+[.C24]-([.C24]*[.$C$1]/100+2*[.C24])/2*[.$C$4]/1000*2" office:value-type="currency" office:currency="USD" office:value="44653.3579189062">
            <text:p>$44,653.36</text:p>
          </table:table-cell>
          <table:table-cell table:number-columns-repeated="6"/>
        </table:table-row>
        <table:table-row table:style-name="ro1">
          <table:table-cell table:formula="of:=[.A25]+1" office:value-type="float" office:value="17">
            <text:p>17</text:p>
          </table:table-cell>
          <table:table-cell table:formula="of:=[.B25]*[.$C$1]/100+[.B25]" office:value-type="currency" office:currency="USD" office:value="58950.9270858086">
            <text:p>$58,950.93</text:p>
          </table:table-cell>
          <table:table-cell table:formula="of:=[.C25]*[.$C$1]/100+[.C25]-([.C25]*[.$C$1]/100+2*[.C25])/2*[.$C$4]/1000*2" office:value-type="currency" office:currency="USD" office:value="49188.3529491503">
            <text:p>$49,188.35</text:p>
          </table:table-cell>
          <table:table-cell table:number-columns-repeated="6"/>
        </table:table-row>
        <table:table-row table:style-name="ro1">
          <table:table-cell table:formula="of:=[.A26]+1" office:value-type="float" office:value="18">
            <text:p>18</text:p>
          </table:table-cell>
          <table:table-cell table:formula="of:=[.B26]*[.$C$1]/100+[.B26]" office:value-type="currency" office:currency="USD" office:value="65435.5290652475">
            <text:p>$65,435.53</text:p>
          </table:table-cell>
          <table:table-cell table:formula="of:=[.C26]*[.$C$1]/100+[.C26]-([.C26]*[.$C$1]/100+2*[.C26])/2*[.$C$4]/1000*2" office:value-type="currency" office:currency="USD" office:value="54183.922074666">
            <text:p>$54,183.92</text:p>
          </table:table-cell>
          <table:table-cell table:number-columns-repeated="6"/>
        </table:table-row>
        <table:table-row table:style-name="ro1">
          <table:table-cell table:formula="of:=[.A27]+1" office:value-type="float" office:value="19">
            <text:p>19</text:p>
          </table:table-cell>
          <table:table-cell table:formula="of:=[.B27]*[.$C$1]/100+[.B27]" office:value-type="currency" office:currency="USD" office:value="72633.4372624247">
            <text:p>$72,633.44</text:p>
          </table:table-cell>
          <table:table-cell table:formula="of:=[.C27]*[.$C$1]/100+[.C27]-([.C27]*[.$C$1]/100+2*[.C27])/2*[.$C$4]/1000*2" office:value-type="currency" office:currency="USD" office:value="59686.8412005691">
            <text:p>$59,686.84</text:p>
          </table:table-cell>
          <table:table-cell table:number-columns-repeated="6"/>
        </table:table-row>
        <table:table-row table:style-name="ro1">
          <table:table-cell table:formula="of:=[.A28]+1" office:value-type="float" office:value="20">
            <text:p>20</text:p>
          </table:table-cell>
          <table:table-cell table:formula="of:=[.B28]*[.$C$1]/100+[.B28]" office:value-type="currency" office:currency="USD" office:value="80623.1153612914">
            <text:p>$80,623.12</text:p>
          </table:table-cell>
          <table:table-cell table:formula="of:=[.C28]*[.$C$1]/100+[.C28]-([.C28]*[.$C$1]/100+2*[.C28])/2*[.$C$4]/1000*2" office:value-type="currency" office:currency="USD" office:value="65748.6367928989">
            <text:p>$65,748.64</text:p>
          </table:table-cell>
          <table:table-cell table:number-columns-repeated="6"/>
        </table:table-row>
        <table:table-row table:style-name="ro1">
          <table:table-cell table:formula="of:=[.A29]+1" office:value-type="float" office:value="21">
            <text:p>21</text:p>
          </table:table-cell>
          <table:table-cell table:formula="of:=[.B29]*[.$C$1]/100+[.B29]" office:value-type="currency" office:currency="USD" office:value="89491.6580510335">
            <text:p>$89,491.66</text:p>
          </table:table-cell>
          <table:table-cell table:formula="of:=[.C29]*[.$C$1]/100+[.C29]-([.C29]*[.$C$1]/100+2*[.C29])/2*[.$C$4]/1000*2" office:value-type="currency" office:currency="USD" office:value="72426.0683455857">
            <text:p>$72,426.07</text:p>
          </table:table-cell>
          <table:table-cell table:number-columns-repeated="6"/>
        </table:table-row>
        <table:table-row table:style-name="ro1">
          <table:table-cell table:formula="of:=[.A30]+1" office:value-type="float" office:value="22">
            <text:p>22</text:p>
          </table:table-cell>
          <table:table-cell table:formula="of:=[.B30]*[.$C$1]/100+[.B30]" office:value-type="currency" office:currency="USD" office:value="99335.7404366472">
            <text:p>$99,335.74</text:p>
          </table:table-cell>
          <table:table-cell table:formula="of:=[.C30]*[.$C$1]/100+[.C30]-([.C30]*[.$C$1]/100+2*[.C30])/2*[.$C$4]/1000*2" office:value-type="currency" office:currency="USD" office:value="79781.6598467634">
            <text:p>$79,781.66</text:p>
          </table:table-cell>
          <table:table-cell table:number-columns-repeated="6"/>
        </table:table-row>
        <table:table-row table:style-name="ro1">
          <table:table-cell table:formula="of:=[.A31]+1" office:value-type="float" office:value="23">
            <text:p>23</text:p>
          </table:table-cell>
          <table:table-cell table:formula="of:=[.B31]*[.$C$1]/100+[.B31]" office:value-type="currency" office:currency="USD" office:value="110262.671884678">
            <text:p>$110,262.67</text:p>
          </table:table-cell>
          <table:table-cell table:formula="of:=[.C31]*[.$C$1]/100+[.C31]-([.C31]*[.$C$1]/100+2*[.C31])/2*[.$C$4]/1000*2" office:value-type="currency" office:currency="USD" office:value="87884.2852208007">
            <text:p>$87,884.29</text:p>
          </table:table-cell>
          <table:table-cell table:number-columns-repeated="6"/>
        </table:table-row>
        <table:table-row table:style-name="ro1">
          <table:table-cell table:formula="of:=[.A32]+1" office:value-type="float" office:value="24">
            <text:p>24</text:p>
          </table:table-cell>
          <table:table-cell table:formula="of:=[.B32]*[.$C$1]/100+[.B32]" office:value-type="currency" office:currency="USD" office:value="122391.565791993">
            <text:p>$122,391.57</text:p>
          </table:table-cell>
          <table:table-cell table:formula="of:=[.C32]*[.$C$1]/100+[.C32]-([.C32]*[.$C$1]/100+2*[.C32])/2*[.$C$4]/1000*2" office:value-type="currency" office:currency="USD" office:value="96809.8132278252">
            <text:p>$96,809.81</text:p>
          </table:table-cell>
          <table:table-cell table:number-columns-repeated="6"/>
        </table:table-row>
        <table:table-row table:style-name="ro1">
          <table:table-cell table:formula="of:=[.A33]+1" office:value-type="float" office:value="25">
            <text:p>25</text:p>
          </table:table-cell>
          <table:table-cell table:formula="of:=[.B33]*[.$C$1]/100+[.B33]" office:value-type="currency" office:currency="USD" office:value="135854.638029112">
            <text:p>$135,854.64</text:p>
          </table:table-cell>
          <table:table-cell table:formula="of:=[.C33]*[.$C$1]/100+[.C33]-([.C33]*[.$C$1]/100+2*[.C33])/2*[.$C$4]/1000*2" office:value-type="currency" office:currency="USD" office:value="106641.817859243">
            <text:p>$106,641.82</text:p>
          </table:table-cell>
          <table:table-cell table:number-columns-repeated="6"/>
        </table:table-row>
        <table:table-row table:style-name="ro1">
          <table:table-cell table:formula="of:=[.A34]+1" office:value-type="float" office:value="26">
            <text:p>26</text:p>
          </table:table-cell>
          <table:table-cell table:formula="of:=[.B34]*[.$C$1]/100+[.B34]" office:value-type="currency" office:currency="USD" office:value="150798.648212315">
            <text:p>$150,798.65</text:p>
          </table:table-cell>
          <table:table-cell table:formula="of:=[.C34]*[.$C$1]/100+[.C34]-([.C34]*[.$C$1]/100+2*[.C34])/2*[.$C$4]/1000*2" office:value-type="currency" office:currency="USD" office:value="117472.360881028">
            <text:p>$117,472.36</text:p>
          </table:table-cell>
          <table:table-cell table:number-columns-repeated="6"/>
        </table:table-row>
        <table:table-row table:style-name="ro1">
          <table:table-cell table:formula="of:=[.A35]+1" office:value-type="float" office:value="27">
            <text:p>27</text:p>
          </table:table-cell>
          <table:table-cell table:formula="of:=[.B35]*[.$C$1]/100+[.B35]" office:value-type="currency" office:currency="USD" office:value="167386.499515669">
            <text:p>$167,386.50</text:p>
          </table:table-cell>
          <table:table-cell table:formula="of:=[.C35]*[.$C$1]/100+[.C35]-([.C35]*[.$C$1]/100+2*[.C35])/2*[.$C$4]/1000*2" office:value-type="currency" office:currency="USD" office:value="129402.853852105">
            <text:p>$129,402.85</text:p>
          </table:table-cell>
          <table:table-cell table:number-columns-repeated="6"/>
        </table:table-row>
        <table:table-row table:style-name="ro1">
          <table:table-cell table:formula="of:=[.A36]+1" office:value-type="float" office:value="28">
            <text:p>28</text:p>
          </table:table-cell>
          <table:table-cell table:formula="of:=[.B36]*[.$C$1]/100+[.B36]" office:value-type="currency" office:currency="USD" office:value="185799.014462393">
            <text:p>$185,799.01</text:p>
          </table:table-cell>
          <table:table-cell table:formula="of:=[.C36]*[.$C$1]/100+[.C36]-([.C36]*[.$C$1]/100+2*[.C36])/2*[.$C$4]/1000*2" office:value-type="currency" office:currency="USD" office:value="142545.007689325">
            <text:p>$142,545.01</text:p>
          </table:table-cell>
          <table:table-cell table:number-columns-repeated="6"/>
        </table:table-row>
        <table:table-row table:style-name="ro1">
          <table:table-cell table:formula="of:=[.A37]+1" office:value-type="float" office:value="29">
            <text:p>29</text:p>
          </table:table-cell>
          <table:table-cell table:formula="of:=[.B37]*[.$C$1]/100+[.B37]" office:value-type="currency" office:currency="USD" office:value="206236.906053256">
            <text:p>$206,236.91</text:p>
          </table:table-cell>
          <table:table-cell table:formula="of:=[.C37]*[.$C$1]/100+[.C37]-([.C37]*[.$C$1]/100+2*[.C37])/2*[.$C$4]/1000*2" office:value-type="currency" office:currency="USD" office:value="157021.878670253">
            <text:p>$157,021.88</text:p>
          </table:table-cell>
          <table:table-cell office:value-type="string">
            <text:p>Annualized Rate of Return</text:p>
          </table:table-cell>
          <table:table-cell table:number-columns-repeated="5"/>
        </table:table-row>
        <table:table-row table:style-name="ro1">
          <table:table-cell table:formula="of:=[.A38]+1" office:value-type="float" office:value="30">
            <text:p>30</text:p>
          </table:table-cell>
          <table:table-cell table:formula="of:=[.B38]*[.$C$1]/100+[.B38]" office:value-type="currency" office:currency="USD" office:value="228922.965719114">
            <text:p>$228,922.97</text:p>
          </table:table-cell>
          <table:table-cell table:formula="of:=([.C38]*[.$C$1]/100+[.C38]-([.C38]*[.$C$1]/100+2*[.C38])/2*[.$C$4]/1000*2)*(1-[.C5]/100)" office:value-type="currency" office:currency="USD" office:value="172969.020668003">
            <text:p>$172,969.02</text:p>
          </table:table-cell>
          <table:table-cell table:formula="of:=POWER([.B39]/[.C2];1/[.A39])" office:value-type="float" office:value="1.11">
            <text:p>1.11</text:p>
          </table:table-cell>
          <table:table-cell table:formula="of:=POWER([.C39]/[.C2];1/[.A39])" office:value-type="float" office:value="1.09967818781868">
            <text:p>1.099678187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office:value-type="string">
            <text:p>Difference:</text:p>
          </table:table-cell>
          <table:table-cell table:formula="of:=[.B39]-[.C39]" office:value-type="currency" office:currency="USD" office:value="55953.9450511107">
            <text:p>$55,953.95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>
            <text:p>Fees Paid each Year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Year</text:p>
          </table:table-cell>
          <table:table-cell table:style-name="Default" table:number-columns-repeated="2"/>
          <table:table-cell office:value-type="string">
            <text:p>Fees Paid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C2]" office:value-type="currency" office:currency="USD" office:value="10000">
            <text:p>$10,000.00</text:p>
          </table:table-cell>
          <table:table-cell table:formula="of:=[.C2]*(1-[.C3]/100)" office:value-type="currency" office:currency="USD" office:value="9500">
            <text:p>$9,500.00</text:p>
          </table:table-cell>
          <table:table-cell table:style-name="ce1" table:formula="of:=[.C2]*([.C3]/100)" office:value-type="currency" office:currency="USD" office:value="500">
            <text:p>$500.00</text:p>
          </table:table-cell>
          <table:table-cell table:number-columns-repeated="5"/>
        </table:table-row>
        <table:table-row table:style-name="ro1">
          <table:table-cell table:formula="of:=[.A48]+1" office:value-type="float" office:value="1">
            <text:p>1</text:p>
          </table:table-cell>
          <table:table-cell table:formula="of:=[.B48]*[.$C$1]/100+[.B48]" office:value-type="currency" office:currency="USD" office:value="11100">
            <text:p>$11,100.00</text:p>
          </table:table-cell>
          <table:table-cell table:formula="of:=[.C48]*[.$C$1]/100+[.C48]-([.C48]*[.$C$1]/100+2*[.C48])/2*[.$C$4]/1000*2" office:value-type="currency" office:currency="USD" office:value="10464.82">
            <text:p>$10,464.82</text:p>
          </table:table-cell>
          <table:table-cell table:style-name="ce1" table:formula="of:=([.C48]*[.$C$1]/100+2*[.C48])/2*[.$C$4]/1000*2" office:value-type="currency" office:currency="USD" office:value="80.18">
            <text:p>$80.18</text:p>
          </table:table-cell>
          <table:table-cell table:number-columns-repeated="5"/>
        </table:table-row>
        <table:table-row table:style-name="ro1">
          <table:table-cell table:formula="of:=[.A49]+1" office:value-type="float" office:value="2">
            <text:p>2</text:p>
          </table:table-cell>
          <table:table-cell table:formula="of:=[.B49]*[.$C$1]/100+[.B49]" office:value-type="currency" office:currency="USD" office:value="12321">
            <text:p>$12,321.00</text:p>
          </table:table-cell>
          <table:table-cell table:formula="of:=[.C49]*[.$C$1]/100+[.C49]-([.C49]*[.$C$1]/100+2*[.C49])/2*[.$C$4]/1000*2" office:value-type="currency" office:currency="USD" office:value="11527.6271192">
            <text:p>$11,527.63</text:p>
          </table:table-cell>
          <table:table-cell table:style-name="ce1" table:formula="of:=([.C49]*[.$C$1]/100+2*[.C49])/2*[.$C$4]/1000*2" office:value-type="currency" office:currency="USD" office:value="88.3230808">
            <text:p>$88.32</text:p>
          </table:table-cell>
          <table:table-cell table:number-columns-repeated="5"/>
        </table:table-row>
        <table:table-row table:style-name="ro1">
          <table:table-cell table:formula="of:=[.A50]+1" office:value-type="float" office:value="3">
            <text:p>3</text:p>
          </table:table-cell>
          <table:table-cell table:formula="of:=[.B50]*[.$C$1]/100+[.B50]" office:value-type="currency" office:currency="USD" office:value="13676.31">
            <text:p>$13,676.31</text:p>
          </table:table-cell>
          <table:table-cell table:formula="of:=[.C50]*[.$C$1]/100+[.C50]-([.C50]*[.$C$1]/100+2*[.C50])/2*[.$C$4]/1000*2" office:value-type="currency" office:currency="USD" office:value="12698.372929426">
            <text:p>$12,698.37</text:p>
          </table:table-cell>
          <table:table-cell table:style-name="ce1" table:formula="of:=([.C50]*[.$C$1]/100+2*[.C50])/2*[.$C$4]/1000*2" office:value-type="currency" office:currency="USD" office:value="97.293172886048">
            <text:p>$97.29</text:p>
          </table:table-cell>
          <table:table-cell table:number-columns-repeated="5"/>
        </table:table-row>
        <table:table-row table:style-name="ro1">
          <table:table-cell table:formula="of:=[.A51]+1" office:value-type="float" office:value="4">
            <text:p>4</text:p>
          </table:table-cell>
          <table:table-cell table:formula="of:=[.B51]*[.$C$1]/100+[.B51]" office:value-type="currency" office:currency="USD" office:value="15180.7041">
            <text:p>$15,180.70</text:p>
          </table:table-cell>
          <table:table-cell table:formula="of:=[.C51]*[.$C$1]/100+[.C51]-([.C51]*[.$C$1]/100+2*[.C51])/2*[.$C$4]/1000*2" office:value-type="currency" office:currency="USD" office:value="13988.0196841384">
            <text:p>$13,988.02</text:p>
          </table:table-cell>
          <table:table-cell table:style-name="ce1" table:formula="of:=([.C51]*[.$C$1]/100+2*[.C51])/2*[.$C$4]/1000*2" office:value-type="currency" office:currency="USD" office:value="107.174267524355">
            <text:p>$107.17</text:p>
          </table:table-cell>
          <table:table-cell table:number-columns-repeated="5"/>
        </table:table-row>
        <table:table-row table:style-name="ro1">
          <table:table-cell table:formula="of:=[.A52]+1" office:value-type="float" office:value="5">
            <text:p>5</text:p>
          </table:table-cell>
          <table:table-cell table:formula="of:=[.B52]*[.$C$1]/100+[.B52]" office:value-type="currency" office:currency="USD" office:value="16850.581551">
            <text:p>$16,850.58</text:p>
          </table:table-cell>
          <table:table-cell table:formula="of:=[.C52]*[.$C$1]/100+[.C52]-([.C52]*[.$C$1]/100+2*[.C52])/2*[.$C$4]/1000*2" office:value-type="currency" office:currency="USD" office:value="15408.6429632596">
            <text:p>$15,408.64</text:p>
          </table:table-cell>
          <table:table-cell table:style-name="ce1" table:formula="of:=([.C52]*[.$C$1]/100+2*[.C52])/2*[.$C$4]/1000*2" office:value-type="currency" office:currency="USD" office:value="118.058886134129">
            <text:p>$118.06</text:p>
          </table:table-cell>
          <table:table-cell table:number-columns-repeated="5"/>
        </table:table-row>
        <table:table-row table:style-name="ro1">
          <table:table-cell table:formula="of:=[.A53]+1" office:value-type="float" office:value="6">
            <text:p>6</text:p>
          </table:table-cell>
          <table:table-cell table:formula="of:=[.B53]*[.$C$1]/100+[.B53]" office:value-type="currency" office:currency="USD" office:value="18704.14552161">
            <text:p>$18,704.15</text:p>
          </table:table-cell>
          <table:table-cell table:formula="of:=[.C53]*[.$C$1]/100+[.C53]-([.C53]*[.$C$1]/100+2*[.C53])/2*[.$C$4]/1000*2" office:value-type="currency" office:currency="USD" office:value="16973.5447426082">
            <text:p>$16,973.54</text:p>
          </table:table-cell>
          <table:table-cell table:style-name="ce1" table:formula="of:=([.C53]*[.$C$1]/100+2*[.C53])/2*[.$C$4]/1000*2" office:value-type="currency" office:currency="USD" office:value="130.048946609911">
            <text:p>$130.05</text:p>
          </table:table-cell>
          <table:table-cell table:number-columns-repeated="5"/>
        </table:table-row>
        <table:table-row table:style-name="ro1">
          <table:table-cell table:formula="of:=[.A54]+1" office:value-type="float" office:value="7">
            <text:p>7</text:p>
          </table:table-cell>
          <table:table-cell table:formula="of:=[.B54]*[.$C$1]/100+[.B54]" office:value-type="currency" office:currency="USD" office:value="20761.6015289871">
            <text:p>$20,761.60</text:p>
          </table:table-cell>
          <table:table-cell table:formula="of:=[.C54]*[.$C$1]/100+[.C54]-([.C54]*[.$C$1]/100+2*[.C54])/2*[.$C$4]/1000*2" office:value-type="currency" office:currency="USD" office:value="18697.3779466675">
            <text:p>$18,697.38</text:p>
          </table:table-cell>
          <table:table-cell table:style-name="ce1" table:formula="of:=([.C54]*[.$C$1]/100+2*[.C54])/2*[.$C$4]/1000*2" office:value-type="currency" office:currency="USD" office:value="143.256717627613">
            <text:p>$143.26</text:p>
          </table:table-cell>
          <table:table-cell table:number-columns-repeated="5"/>
        </table:table-row>
        <table:table-row table:style-name="ro1">
          <table:table-cell table:formula="of:=[.A55]+1" office:value-type="float" office:value="8">
            <text:p>8</text:p>
          </table:table-cell>
          <table:table-cell table:formula="of:=[.B55]*[.$C$1]/100+[.B55]" office:value-type="currency" office:currency="USD" office:value="23045.3776971757">
            <text:p>$23,045.38</text:p>
          </table:table-cell>
          <table:table-cell table:formula="of:=[.C55]*[.$C$1]/100+[.C55]-([.C55]*[.$C$1]/100+2*[.C55])/2*[.$C$4]/1000*2" office:value-type="currency" office:currency="USD" office:value="20596.283650931">
            <text:p>$20,596.28</text:p>
          </table:table-cell>
          <table:table-cell table:style-name="ce1" table:formula="of:=([.C55]*[.$C$1]/100+2*[.C55])/2*[.$C$4]/1000*2" office:value-type="currency" office:currency="USD" office:value="157.805869869874">
            <text:p>$157.81</text:p>
          </table:table-cell>
          <table:table-cell table:number-columns-repeated="5"/>
        </table:table-row>
        <table:table-row table:style-name="ro1">
          <table:table-cell table:formula="of:=[.A56]+1" office:value-type="float" office:value="9">
            <text:p>9</text:p>
          </table:table-cell>
          <table:table-cell table:formula="of:=[.B56]*[.$C$1]/100+[.B56]" office:value-type="currency" office:currency="USD" office:value="25580.369243865">
            <text:p>$25,580.37</text:p>
          </table:table-cell>
          <table:table-cell table:formula="of:=[.C56]*[.$C$1]/100+[.C56]-([.C56]*[.$C$1]/100+2*[.C56])/2*[.$C$4]/1000*2" office:value-type="currency" office:currency="USD" office:value="22688.0422185196">
            <text:p>$22,688.04</text:p>
          </table:table-cell>
          <table:table-cell table:style-name="ce1" table:formula="of:=([.C56]*[.$C$1]/100+2*[.C56])/2*[.$C$4]/1000*2" office:value-type="currency" office:currency="USD" office:value="173.832634013858">
            <text:p>$173.83</text:p>
          </table:table-cell>
          <table:table-cell table:number-columns-repeated="5"/>
        </table:table-row>
        <table:table-row table:style-name="ro1">
          <table:table-cell table:formula="of:=[.A57]+1" office:value-type="float" office:value="10">
            <text:p>10</text:p>
          </table:table-cell>
          <table:table-cell table:formula="of:=[.B57]*[.$C$1]/100+[.B57]" office:value-type="currency" office:currency="USD" office:value="28394.2098606902">
            <text:p>$28,394.21</text:p>
          </table:table-cell>
          <table:table-cell table:formula="of:=[.C57]*[.$C$1]/100+[.C57]-([.C57]*[.$C$1]/100+2*[.C57])/2*[.$C$4]/1000*2" office:value-type="currency" office:currency="USD" office:value="24992.2397862324">
            <text:p>$24,992.24</text:p>
          </table:table-cell>
          <table:table-cell table:style-name="ce1" table:formula="of:=([.C57]*[.$C$1]/100+2*[.C57])/2*[.$C$4]/1000*2" office:value-type="currency" office:currency="USD" office:value="191.487076324305">
            <text:p>$191.49</text:p>
          </table:table-cell>
          <table:table-cell table:number-columns-repeated="5"/>
        </table:table-row>
        <table:table-row table:style-name="ro1">
          <table:table-cell table:formula="of:=[.A58]+1" office:value-type="float" office:value="11">
            <text:p>11</text:p>
          </table:table-cell>
          <table:table-cell table:formula="of:=[.B58]*[.$C$1]/100+[.B58]" office:value-type="currency" office:currency="USD" office:value="31517.5729453661">
            <text:p>$31,517.57</text:p>
          </table:table-cell>
          <table:table-cell table:formula="of:=[.C58]*[.$C$1]/100+[.C58]-([.C58]*[.$C$1]/100+2*[.C58])/2*[.$C$4]/1000*2" office:value-type="currency" office:currency="USD" office:value="27530.4516589222">
            <text:p>$27,530.45</text:p>
          </table:table-cell>
          <table:table-cell table:style-name="ce1" table:formula="of:=([.C58]*[.$C$1]/100+2*[.C58])/2*[.$C$4]/1000*2" office:value-type="currency" office:currency="USD" office:value="210.934503795802">
            <text:p>$210.93</text:p>
          </table:table-cell>
          <table:table-cell table:number-columns-repeated="5"/>
        </table:table-row>
        <table:table-row table:style-name="ro1">
          <table:table-cell table:formula="of:=[.A59]+1" office:value-type="float" office:value="12">
            <text:p>12</text:p>
          </table:table-cell>
          <table:table-cell table:formula="of:=[.B59]*[.$C$1]/100+[.B59]" office:value-type="currency" office:currency="USD" office:value="34984.5059693563">
            <text:p>$34,984.51</text:p>
          </table:table-cell>
          <table:table-cell table:formula="of:=[.C59]*[.$C$1]/100+[.C59]-([.C59]*[.$C$1]/100+2*[.C59])/2*[.$C$4]/1000*2" office:value-type="currency" office:currency="USD" office:value="30326.4443294023">
            <text:p>$30,326.44</text:p>
          </table:table-cell>
          <table:table-cell table:style-name="ce1" table:formula="of:=([.C59]*[.$C$1]/100+2*[.C59])/2*[.$C$4]/1000*2" office:value-type="currency" office:currency="USD" office:value="232.357012001303">
            <text:p>$232.36</text:p>
          </table:table-cell>
          <table:table-cell table:number-columns-repeated="5"/>
        </table:table-row>
        <table:table-row table:style-name="ro1">
          <table:table-cell table:formula="of:=[.A60]+1" office:value-type="float" office:value="13">
            <text:p>13</text:p>
          </table:table-cell>
          <table:table-cell table:formula="of:=[.B60]*[.$C$1]/100+[.B60]" office:value-type="currency" office:currency="USD" office:value="38832.8016259855">
            <text:p>$38,832.80</text:p>
          </table:table-cell>
          <table:table-cell table:formula="of:=[.C60]*[.$C$1]/100+[.C60]-([.C60]*[.$C$1]/100+2*[.C60])/2*[.$C$4]/1000*2" office:value-type="currency" office:currency="USD" office:value="33406.3980154964">
            <text:p>$33,406.40</text:p>
          </table:table-cell>
          <table:table-cell table:style-name="ce1" table:formula="of:=([.C60]*[.$C$1]/100+2*[.C60])/2*[.$C$4]/1000*2" office:value-type="currency" office:currency="USD" office:value="255.955190140156">
            <text:p>$255.96</text:p>
          </table:table-cell>
          <table:table-cell table:number-columns-repeated="5"/>
        </table:table-row>
        <table:table-row table:style-name="ro1">
          <table:table-cell table:formula="of:=[.A61]+1" office:value-type="float" office:value="14">
            <text:p>14</text:p>
          </table:table-cell>
          <table:table-cell table:formula="of:=[.B61]*[.$C$1]/100+[.B61]" office:value-type="currency" office:currency="USD" office:value="43104.409804844">
            <text:p>$43,104.41</text:p>
          </table:table-cell>
          <table:table-cell table:formula="of:=[.C61]*[.$C$1]/100+[.C61]-([.C61]*[.$C$1]/100+2*[.C61])/2*[.$C$4]/1000*2" office:value-type="currency" office:currency="USD" office:value="36799.1517979503">
            <text:p>$36,799.15</text:p>
          </table:table-cell>
          <table:table-cell table:style-name="ce1" table:formula="of:=([.C61]*[.$C$1]/100+2*[.C61])/2*[.$C$4]/1000*2" office:value-type="currency" office:currency="USD" office:value="281.94999925079">
            <text:p>$281.95</text:p>
          </table:table-cell>
          <table:table-cell table:number-columns-repeated="5"/>
        </table:table-row>
        <table:table-row table:style-name="ro1">
          <table:table-cell table:formula="of:=[.A62]+1" office:value-type="float" office:value="15">
            <text:p>15</text:p>
          </table:table-cell>
          <table:table-cell table:formula="of:=[.B62]*[.$C$1]/100+[.B62]" office:value-type="currency" office:currency="USD" office:value="47845.8948833768">
            <text:p>$47,845.89</text:p>
          </table:table-cell>
          <table:table-cell table:formula="of:=[.C62]*[.$C$1]/100+[.C62]-([.C62]*[.$C$1]/100+2*[.C62])/2*[.$C$4]/1000*2" office:value-type="currency" office:currency="USD" office:value="40536.4736545501">
            <text:p>$40,536.47</text:p>
          </table:table-cell>
          <table:table-cell table:style-name="ce1" table:formula="of:=([.C62]*[.$C$1]/100+2*[.C62])/2*[.$C$4]/1000*2" office:value-type="currency" office:currency="USD" office:value="310.5848411747">
            <text:p>$310.58</text:p>
          </table:table-cell>
          <table:table-cell table:number-columns-repeated="5"/>
        </table:table-row>
        <table:table-row table:style-name="ro1">
          <table:table-cell table:formula="of:=[.A63]+1" office:value-type="float" office:value="16">
            <text:p>16</text:p>
          </table:table-cell>
          <table:table-cell table:formula="of:=[.B63]*[.$C$1]/100+[.B63]" office:value-type="currency" office:currency="USD" office:value="53108.9433205482">
            <text:p>$53,108.94</text:p>
          </table:table-cell>
          <table:table-cell table:formula="of:=[.C63]*[.$C$1]/100+[.C63]-([.C63]*[.$C$1]/100+2*[.C63])/2*[.$C$4]/1000*2" office:value-type="currency" office:currency="USD" office:value="44653.3579189062">
            <text:p>$44,653.36</text:p>
          </table:table-cell>
          <table:table-cell table:style-name="ce1" table:formula="of:=([.C63]*[.$C$1]/100+2*[.C63])/2*[.$C$4]/1000*2" office:value-type="currency" office:currency="USD" office:value="342.127837644403">
            <text:p>$342.13</text:p>
          </table:table-cell>
          <table:table-cell table:number-columns-repeated="5"/>
        </table:table-row>
        <table:table-row table:style-name="ro1">
          <table:table-cell table:formula="of:=[.A64]+1" office:value-type="float" office:value="17">
            <text:p>17</text:p>
          </table:table-cell>
          <table:table-cell table:formula="of:=[.B64]*[.$C$1]/100+[.B64]" office:value-type="currency" office:currency="USD" office:value="58950.9270858086">
            <text:p>$58,950.93</text:p>
          </table:table-cell>
          <table:table-cell table:formula="of:=[.C64]*[.$C$1]/100+[.C64]-([.C64]*[.$C$1]/100+2*[.C64])/2*[.$C$4]/1000*2" office:value-type="currency" office:currency="USD" office:value="49188.3529491503">
            <text:p>$49,188.35</text:p>
          </table:table-cell>
          <table:table-cell table:style-name="ce1" table:formula="of:=([.C64]*[.$C$1]/100+2*[.C64])/2*[.$C$4]/1000*2" office:value-type="currency" office:currency="USD" office:value="376.874340835568">
            <text:p>$376.87</text:p>
          </table:table-cell>
          <table:table-cell table:number-columns-repeated="5"/>
        </table:table-row>
        <table:table-row table:style-name="ro1">
          <table:table-cell table:formula="of:=[.A65]+1" office:value-type="float" office:value="18">
            <text:p>18</text:p>
          </table:table-cell>
          <table:table-cell table:formula="of:=[.B65]*[.$C$1]/100+[.B65]" office:value-type="currency" office:currency="USD" office:value="65435.5290652475">
            <text:p>$65,435.53</text:p>
          </table:table-cell>
          <table:table-cell table:formula="of:=[.C65]*[.$C$1]/100+[.C65]-([.C65]*[.$C$1]/100+2*[.C65])/2*[.$C$4]/1000*2" office:value-type="currency" office:currency="USD" office:value="54183.922074666">
            <text:p>$54,183.92</text:p>
          </table:table-cell>
          <table:table-cell table:style-name="ce1" table:formula="of:=([.C65]*[.$C$1]/100+2*[.C65])/2*[.$C$4]/1000*2" office:value-type="currency" office:currency="USD" office:value="415.149698890829">
            <text:p>$415.15</text:p>
          </table:table-cell>
          <table:table-cell table:number-columns-repeated="5"/>
        </table:table-row>
        <table:table-row table:style-name="ro1">
          <table:table-cell table:formula="of:=[.A66]+1" office:value-type="float" office:value="19">
            <text:p>19</text:p>
          </table:table-cell>
          <table:table-cell table:formula="of:=[.B66]*[.$C$1]/100+[.B66]" office:value-type="currency" office:currency="USD" office:value="72633.4372624247">
            <text:p>$72,633.44</text:p>
          </table:table-cell>
          <table:table-cell table:formula="of:=[.C66]*[.$C$1]/100+[.C66]-([.C66]*[.$C$1]/100+2*[.C66])/2*[.$C$4]/1000*2" office:value-type="currency" office:currency="USD" office:value="59686.8412005691">
            <text:p>$59,686.84</text:p>
          </table:table-cell>
          <table:table-cell table:style-name="ce1" table:formula="of:=([.C66]*[.$C$1]/100+2*[.C66])/2*[.$C$4]/1000*2" office:value-type="currency" office:currency="USD" office:value="457.312302310181">
            <text:p>$457.31</text:p>
          </table:table-cell>
          <table:table-cell table:number-columns-repeated="5"/>
        </table:table-row>
        <table:table-row table:style-name="ro1">
          <table:table-cell table:formula="of:=[.A67]+1" office:value-type="float" office:value="20">
            <text:p>20</text:p>
          </table:table-cell>
          <table:table-cell table:formula="of:=[.B67]*[.$C$1]/100+[.B67]" office:value-type="currency" office:currency="USD" office:value="80623.1153612914">
            <text:p>$80,623.12</text:p>
          </table:table-cell>
          <table:table-cell table:formula="of:=[.C67]*[.$C$1]/100+[.C67]-([.C67]*[.$C$1]/100+2*[.C67])/2*[.$C$4]/1000*2" office:value-type="currency" office:currency="USD" office:value="65748.6367928989">
            <text:p>$65,748.64</text:p>
          </table:table-cell>
          <table:table-cell table:style-name="ce1" table:formula="of:=([.C67]*[.$C$1]/100+2*[.C67])/2*[.$C$4]/1000*2" office:value-type="currency" office:currency="USD" office:value="503.756939732803">
            <text:p>$503.76</text:p>
          </table:table-cell>
          <table:table-cell table:number-columns-repeated="5"/>
        </table:table-row>
        <table:table-row table:style-name="ro1">
          <table:table-cell table:formula="of:=[.A68]+1" office:value-type="float" office:value="21">
            <text:p>21</text:p>
          </table:table-cell>
          <table:table-cell table:formula="of:=[.B68]*[.$C$1]/100+[.B68]" office:value-type="currency" office:currency="USD" office:value="89491.6580510335">
            <text:p>$89,491.66</text:p>
          </table:table-cell>
          <table:table-cell table:formula="of:=[.C68]*[.$C$1]/100+[.C68]-([.C68]*[.$C$1]/100+2*[.C68])/2*[.$C$4]/1000*2" office:value-type="currency" office:currency="USD" office:value="72426.0683455857">
            <text:p>$72,426.07</text:p>
          </table:table-cell>
          <table:table-cell table:style-name="ce1" table:formula="of:=([.C68]*[.$C$1]/100+2*[.C68])/2*[.$C$4]/1000*2" office:value-type="currency" office:currency="USD" office:value="554.918494532067">
            <text:p>$554.92</text:p>
          </table:table-cell>
          <table:table-cell table:number-columns-repeated="5"/>
        </table:table-row>
        <table:table-row table:style-name="ro1">
          <table:table-cell table:formula="of:=[.A69]+1" office:value-type="float" office:value="22">
            <text:p>22</text:p>
          </table:table-cell>
          <table:table-cell table:formula="of:=[.B69]*[.$C$1]/100+[.B69]" office:value-type="currency" office:currency="USD" office:value="99335.7404366472">
            <text:p>$99,335.74</text:p>
          </table:table-cell>
          <table:table-cell table:formula="of:=[.C69]*[.$C$1]/100+[.C69]-([.C69]*[.$C$1]/100+2*[.C69])/2*[.$C$4]/1000*2" office:value-type="currency" office:currency="USD" office:value="79781.6598467634">
            <text:p>$79,781.66</text:p>
          </table:table-cell>
          <table:table-cell table:style-name="ce1" table:formula="of:=([.C69]*[.$C$1]/100+2*[.C69])/2*[.$C$4]/1000*2" office:value-type="currency" office:currency="USD" office:value="611.276016836743">
            <text:p>$611.28</text:p>
          </table:table-cell>
          <table:table-cell table:number-columns-repeated="5"/>
        </table:table-row>
        <table:table-row table:style-name="ro1">
          <table:table-cell table:formula="of:=[.A70]+1" office:value-type="float" office:value="23">
            <text:p>23</text:p>
          </table:table-cell>
          <table:table-cell table:formula="of:=[.B70]*[.$C$1]/100+[.B70]" office:value-type="currency" office:currency="USD" office:value="110262.671884678">
            <text:p>$110,262.67</text:p>
          </table:table-cell>
          <table:table-cell table:formula="of:=[.C70]*[.$C$1]/100+[.C70]-([.C70]*[.$C$1]/100+2*[.C70])/2*[.$C$4]/1000*2" office:value-type="currency" office:currency="USD" office:value="87884.2852208007">
            <text:p>$87,884.29</text:p>
          </table:table-cell>
          <table:table-cell table:style-name="ce1" table:formula="of:=([.C70]*[.$C$1]/100+2*[.C70])/2*[.$C$4]/1000*2" office:value-type="currency" office:currency="USD" office:value="673.357209106683">
            <text:p>$673.36</text:p>
          </table:table-cell>
          <table:table-cell table:number-columns-repeated="5"/>
        </table:table-row>
        <table:table-row table:style-name="ro1">
          <table:table-cell table:formula="of:=[.A71]+1" office:value-type="float" office:value="24">
            <text:p>24</text:p>
          </table:table-cell>
          <table:table-cell table:formula="of:=[.B71]*[.$C$1]/100+[.B71]" office:value-type="currency" office:currency="USD" office:value="122391.565791993">
            <text:p>$122,391.57</text:p>
          </table:table-cell>
          <table:table-cell table:formula="of:=[.C71]*[.$C$1]/100+[.C71]-([.C71]*[.$C$1]/100+2*[.C71])/2*[.$C$4]/1000*2" office:value-type="currency" office:currency="USD" office:value="96809.8132278252">
            <text:p>$96,809.81</text:p>
          </table:table-cell>
          <table:table-cell table:style-name="ce1" table:formula="of:=([.C71]*[.$C$1]/100+2*[.C71])/2*[.$C$4]/1000*2" office:value-type="currency" office:currency="USD" office:value="741.743367263558">
            <text:p>$741.74</text:p>
          </table:table-cell>
          <table:table-cell table:number-columns-repeated="5"/>
        </table:table-row>
        <table:table-row table:style-name="ro1">
          <table:table-cell table:formula="of:=[.A72]+1" office:value-type="float" office:value="25">
            <text:p>25</text:p>
          </table:table-cell>
          <table:table-cell table:formula="of:=[.B72]*[.$C$1]/100+[.B72]" office:value-type="currency" office:currency="USD" office:value="135854.638029112">
            <text:p>$135,854.64</text:p>
          </table:table-cell>
          <table:table-cell table:formula="of:=[.C72]*[.$C$1]/100+[.C72]-([.C72]*[.$C$1]/100+2*[.C72])/2*[.$C$4]/1000*2" office:value-type="currency" office:currency="USD" office:value="106641.817859243">
            <text:p>$106,641.82</text:p>
          </table:table-cell>
          <table:table-cell table:style-name="ce1" table:formula="of:=([.C72]*[.$C$1]/100+2*[.C72])/2*[.$C$4]/1000*2" office:value-type="currency" office:currency="USD" office:value="817.074823642844">
            <text:p>$817.07</text:p>
          </table:table-cell>
          <table:table-cell table:number-columns-repeated="5"/>
        </table:table-row>
        <table:table-row table:style-name="ro1">
          <table:table-cell table:formula="of:=[.A73]+1" office:value-type="float" office:value="26">
            <text:p>26</text:p>
          </table:table-cell>
          <table:table-cell table:formula="of:=[.B73]*[.$C$1]/100+[.B73]" office:value-type="currency" office:currency="USD" office:value="150798.648212315">
            <text:p>$150,798.65</text:p>
          </table:table-cell>
          <table:table-cell table:formula="of:=[.C73]*[.$C$1]/100+[.C73]-([.C73]*[.$C$1]/100+2*[.C73])/2*[.$C$4]/1000*2" office:value-type="currency" office:currency="USD" office:value="117472.360881028">
            <text:p>$117,472.36</text:p>
          </table:table-cell>
          <table:table-cell table:style-name="ce1" table:formula="of:=([.C73]*[.$C$1]/100+2*[.C73])/2*[.$C$4]/1000*2" office:value-type="currency" office:currency="USD" office:value="900.056942732012">
            <text:p>$900.06</text:p>
          </table:table-cell>
          <table:table-cell table:number-columns-repeated="5"/>
        </table:table-row>
        <table:table-row table:style-name="ro1">
          <table:table-cell table:formula="of:=[.A74]+1" office:value-type="float" office:value="27">
            <text:p>27</text:p>
          </table:table-cell>
          <table:table-cell table:formula="of:=[.B74]*[.$C$1]/100+[.B74]" office:value-type="currency" office:currency="USD" office:value="167386.499515669">
            <text:p>$167,386.50</text:p>
          </table:table-cell>
          <table:table-cell table:formula="of:=[.C74]*[.$C$1]/100+[.C74]-([.C74]*[.$C$1]/100+2*[.C74])/2*[.$C$4]/1000*2" office:value-type="currency" office:currency="USD" office:value="129402.853852105">
            <text:p>$129,402.85</text:p>
          </table:table-cell>
          <table:table-cell table:style-name="ce1" table:formula="of:=([.C74]*[.$C$1]/100+2*[.C74])/2*[.$C$4]/1000*2" office:value-type="currency" office:currency="USD" office:value="991.466725835875">
            <text:p>$991.47</text:p>
          </table:table-cell>
          <table:table-cell table:number-columns-repeated="5"/>
        </table:table-row>
        <table:table-row table:style-name="ro1">
          <table:table-cell table:formula="of:=[.A75]+1" office:value-type="float" office:value="28">
            <text:p>28</text:p>
          </table:table-cell>
          <table:table-cell table:formula="of:=[.B75]*[.$C$1]/100+[.B75]" office:value-type="currency" office:currency="USD" office:value="185799.014462393">
            <text:p>$185,799.01</text:p>
          </table:table-cell>
          <table:table-cell table:formula="of:=[.C75]*[.$C$1]/100+[.C75]-([.C75]*[.$C$1]/100+2*[.C75])/2*[.$C$4]/1000*2" office:value-type="currency" office:currency="USD" office:value="142545.007689325">
            <text:p>$142,545.01</text:p>
          </table:table-cell>
          <table:table-cell table:style-name="ce1" table:formula="of:=([.C75]*[.$C$1]/100+2*[.C75])/2*[.$C$4]/1000*2" office:value-type="currency" office:currency="USD" office:value="1092.16008651177">
            <text:p>$1,092.16</text:p>
          </table:table-cell>
          <table:table-cell table:number-columns-repeated="5"/>
        </table:table-row>
        <table:table-row table:style-name="ro1">
          <table:table-cell table:formula="of:=[.A76]+1" office:value-type="float" office:value="29">
            <text:p>29</text:p>
          </table:table-cell>
          <table:table-cell table:formula="of:=[.B76]*[.$C$1]/100+[.B76]" office:value-type="currency" office:currency="USD" office:value="206236.906053256">
            <text:p>$206,236.91</text:p>
          </table:table-cell>
          <table:table-cell table:formula="of:=[.C76]*[.$C$1]/100+[.C76]-([.C76]*[.$C$1]/100+2*[.C76])/2*[.$C$4]/1000*2" office:value-type="currency" office:currency="USD" office:value="157021.878670253">
            <text:p>$157,021.88</text:p>
          </table:table-cell>
          <table:table-cell table:style-name="ce1" table:formula="of:=([.C76]*[.$C$1]/100+2*[.C76])/2*[.$C$4]/1000*2" office:value-type="currency" office:currency="USD" office:value="1203.0798648979">
            <text:p>$1,203.08</text:p>
          </table:table-cell>
          <table:table-cell table:number-columns-repeated="5"/>
        </table:table-row>
        <table:table-row table:style-name="ro1">
          <table:table-cell table:formula="of:=[.A77]+1" office:value-type="float" office:value="30">
            <text:p>30</text:p>
          </table:table-cell>
          <table:table-cell table:formula="of:=[.B77]*[.$C$1]/100+[.B77]" office:value-type="currency" office:currency="USD" office:value="228922.965719114">
            <text:p>$228,922.97</text:p>
          </table:table-cell>
          <table:table-cell table:formula="of:=[.C77]*[.$C$1]/100+[.C77]-([.C77]*[.$C$1]/100+2*[.C77])/2*[.$C$4]/1000*2" office:value-type="currency" office:currency="USD" office:value="172969.020668003">
            <text:p>$172,969.02</text:p>
          </table:table-cell>
          <table:table-cell table:style-name="ce1" table:formula="of:=([.C77]*[.$C$1]/100+2*[.C77])/2*[.$C$4]/1000*2" office:value-type="currency" office:currency="USD" office:value="1325.26465597693">
            <text:p>$1,325.2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>
            <text:p>Total Fees</text:p>
          </table:table-cell>
          <table:table-cell table:formula="of:=SUM([.D48:.D78])" office:value-type="currency" office:currency="USD" office:value="14084.861504903">
            <text:p>$14,084.8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You only paid </text:p>
          </table:table-cell>
          <table:table-cell table:formula="of:=[.D80]" office:value-type="currency" office:currency="USD" office:value="14084.861504903">
            <text:p>$14,084.86</text:p>
          </table:table-cell>
          <table:table-cell office:value-type="string">
            <text:p>in fees yet this cost you an additional loss of</text:p>
          </table:table-cell>
          <table:table-cell/>
          <table:table-cell table:formula="of:=[.E41]-[.D80]" office:value-type="currency" office:currency="USD" office:value="41869.0835462077">
            <text:p>$41,869.08</text:p>
          </table:table-cell>
          <table:table-cell office:value-type="string">
            <text:p>in lost compounded earnings.</text:p>
          </table:table-cell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>
            <text:p>Effect of Front End Load (No Yearly Expenses taken out)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Year</text:p>
          </table:table-cell>
          <table:table-cell table:style-name="Default" table:number-columns-repeated="2"/>
          <table:table-cell office:value-type="string">
            <text:p>Difference: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C2]" office:value-type="currency" office:currency="USD" office:value="10000">
            <text:p>$10,000.00</text:p>
          </table:table-cell>
          <table:table-cell table:formula="of:=[.C2]*(1-[.C3]/100)" office:value-type="currency" office:currency="USD" office:value="9500">
            <text:p>$9,500.00</text:p>
          </table:table-cell>
          <table:table-cell table:formula="of:=[.B90]-[.C90]" office:value-type="currency" office:currency="USD" office:value="500">
            <text:p>$500.00</text:p>
          </table:table-cell>
          <table:table-cell table:number-columns-repeated="5"/>
        </table:table-row>
        <table:table-row table:style-name="ro1">
          <table:table-cell table:formula="of:=[.A90]+1" office:value-type="float" office:value="1">
            <text:p>1</text:p>
          </table:table-cell>
          <table:table-cell table:formula="of:=[.B90]*[.$C$1]/100+[.B90]" office:value-type="currency" office:currency="USD" office:value="11100">
            <text:p>$11,100.00</text:p>
          </table:table-cell>
          <table:table-cell table:formula="of:=[.C90]*[.$C$1]/100+[.C90]" office:value-type="currency" office:currency="USD" office:value="10545">
            <text:p>$10,545.00</text:p>
          </table:table-cell>
          <table:table-cell table:formula="of:=[.B91]-[.C91]" office:value-type="currency" office:currency="USD" office:value="555">
            <text:p>$555.00</text:p>
          </table:table-cell>
          <table:table-cell/>
          <table:table-cell table:formula="of:=POWER([.C91]/[.$C$2];1/[.A91])" office:value-type="float" office:value="1.0545">
            <text:p>1.0545</text:p>
          </table:table-cell>
          <table:table-cell office:value-type="string">
            <text:p>The sting of the front end load lessens over time</text:p>
          </table:table-cell>
          <table:table-cell table:number-columns-repeated="2"/>
        </table:table-row>
        <table:table-row table:style-name="ro1">
          <table:table-cell table:formula="of:=[.A91]+1" office:value-type="float" office:value="2">
            <text:p>2</text:p>
          </table:table-cell>
          <table:table-cell table:formula="of:=[.B91]*[.$C$1]/100+[.B91]" office:value-type="currency" office:currency="USD" office:value="12321">
            <text:p>$12,321.00</text:p>
          </table:table-cell>
          <table:table-cell table:formula="of:=[.C91]*[.$C$1]/100+[.C91]" office:value-type="currency" office:currency="USD" office:value="11704.95">
            <text:p>$11,704.95</text:p>
          </table:table-cell>
          <table:table-cell table:formula="of:=[.B92]-[.C92]" office:value-type="currency" office:currency="USD" office:value="616.049999999999">
            <text:p>$616.05</text:p>
          </table:table-cell>
          <table:table-cell/>
          <table:table-cell table:formula="of:=POWER([.C92]/[.$C$2];1/[.A92])" office:value-type="float" office:value="1.0818941722738">
            <text:p>1.0818941723</text:p>
          </table:table-cell>
          <table:table-cell table:number-columns-repeated="3"/>
        </table:table-row>
        <table:table-row table:style-name="ro1">
          <table:table-cell table:formula="of:=[.A92]+1" office:value-type="float" office:value="3">
            <text:p>3</text:p>
          </table:table-cell>
          <table:table-cell table:formula="of:=[.B92]*[.$C$1]/100+[.B92]" office:value-type="currency" office:currency="USD" office:value="13676.31">
            <text:p>$13,676.31</text:p>
          </table:table-cell>
          <table:table-cell table:formula="of:=[.C92]*[.$C$1]/100+[.C92]" office:value-type="currency" office:currency="USD" office:value="12992.4945">
            <text:p>$12,992.49</text:p>
          </table:table-cell>
          <table:table-cell table:formula="of:=[.B93]-[.C93]" office:value-type="currency" office:currency="USD" office:value="683.815499999999">
            <text:p>$683.82</text:p>
          </table:table-cell>
          <table:table-cell/>
          <table:table-cell table:formula="of:=POWER([.C93]/[.$C$2];1/[.A93])" office:value-type="float" office:value="1.09118280546563">
            <text:p>1.0911828055</text:p>
          </table:table-cell>
          <table:table-cell table:number-columns-repeated="3"/>
        </table:table-row>
        <table:table-row table:style-name="ro1">
          <table:table-cell table:formula="of:=[.A93]+1" office:value-type="float" office:value="4">
            <text:p>4</text:p>
          </table:table-cell>
          <table:table-cell table:formula="of:=[.B93]*[.$C$1]/100+[.B93]" office:value-type="currency" office:currency="USD" office:value="15180.7041">
            <text:p>$15,180.70</text:p>
          </table:table-cell>
          <table:table-cell table:formula="of:=[.C93]*[.$C$1]/100+[.C93]" office:value-type="currency" office:currency="USD" office:value="14421.668895">
            <text:p>$14,421.67</text:p>
          </table:table-cell>
          <table:table-cell table:formula="of:=[.B94]-[.C94]" office:value-type="currency" office:currency="USD" office:value="759.035204999998">
            <text:p>$759.04</text:p>
          </table:table-cell>
          <table:table-cell/>
          <table:table-cell table:formula="of:=POWER([.C94]/[.$C$2];1/[.A94])" office:value-type="float" office:value="1.09585698484059">
            <text:p>1.0958569848</text:p>
          </table:table-cell>
          <table:table-cell table:number-columns-repeated="3"/>
        </table:table-row>
        <table:table-row table:style-name="ro1">
          <table:table-cell table:formula="of:=[.A94]+1" office:value-type="float" office:value="5">
            <text:p>5</text:p>
          </table:table-cell>
          <table:table-cell table:formula="of:=[.B94]*[.$C$1]/100+[.B94]" office:value-type="currency" office:currency="USD" office:value="16850.581551">
            <text:p>$16,850.58</text:p>
          </table:table-cell>
          <table:table-cell table:formula="of:=[.C94]*[.$C$1]/100+[.C94]" office:value-type="currency" office:currency="USD" office:value="16008.05247345">
            <text:p>$16,008.05</text:p>
          </table:table-cell>
          <table:table-cell table:formula="of:=[.B95]-[.C95]" office:value-type="currency" office:currency="USD" office:value="842.529077549998">
            <text:p>$842.53</text:p>
          </table:table-cell>
          <table:table-cell/>
          <table:table-cell table:formula="of:=POWER([.C95]/[.$C$2];1/[.A95])" office:value-type="float" office:value="1.09867109767256">
            <text:p>1.0986710977</text:p>
          </table:table-cell>
          <table:table-cell table:number-columns-repeated="3"/>
        </table:table-row>
        <table:table-row table:style-name="ro1">
          <table:table-cell table:formula="of:=[.A95]+1" office:value-type="float" office:value="6">
            <text:p>6</text:p>
          </table:table-cell>
          <table:table-cell table:formula="of:=[.B95]*[.$C$1]/100+[.B95]" office:value-type="currency" office:currency="USD" office:value="18704.14552161">
            <text:p>$18,704.15</text:p>
          </table:table-cell>
          <table:table-cell table:formula="of:=[.C95]*[.$C$1]/100+[.C95]" office:value-type="currency" office:currency="USD" office:value="17768.9382455295">
            <text:p>$17,768.94</text:p>
          </table:table-cell>
          <table:table-cell table:formula="of:=[.B96]-[.C96]" office:value-type="currency" office:currency="USD" office:value="935.207276080499">
            <text:p>$935.21</text:p>
          </table:table-cell>
          <table:table-cell/>
          <table:table-cell table:formula="of:=POWER([.C96]/[.$C$2];1/[.A96])" office:value-type="float" office:value="1.10055118648196">
            <text:p>1.1005511865</text:p>
          </table:table-cell>
          <table:table-cell table:number-columns-repeated="3"/>
        </table:table-row>
        <table:table-row table:style-name="ro1">
          <table:table-cell table:formula="of:=[.A96]+1" office:value-type="float" office:value="7">
            <text:p>7</text:p>
          </table:table-cell>
          <table:table-cell table:formula="of:=[.B96]*[.$C$1]/100+[.B96]" office:value-type="currency" office:currency="USD" office:value="20761.6015289871">
            <text:p>$20,761.60</text:p>
          </table:table-cell>
          <table:table-cell table:formula="of:=[.C96]*[.$C$1]/100+[.C96]" office:value-type="currency" office:currency="USD" office:value="19723.5214525377">
            <text:p>$19,723.52</text:p>
          </table:table-cell>
          <table:table-cell table:formula="of:=[.B97]-[.C97]" office:value-type="currency" office:currency="USD" office:value="1038.08007644935">
            <text:p>$1,038.08</text:p>
          </table:table-cell>
          <table:table-cell/>
          <table:table-cell table:formula="of:=POWER([.C97]/[.$C$2];1/[.A97])" office:value-type="float" office:value="1.10189607650329">
            <text:p>1.1018960765</text:p>
          </table:table-cell>
          <table:table-cell table:number-columns-repeated="3"/>
        </table:table-row>
        <table:table-row table:style-name="ro1">
          <table:table-cell table:formula="of:=[.A97]+1" office:value-type="float" office:value="8">
            <text:p>8</text:p>
          </table:table-cell>
          <table:table-cell table:formula="of:=[.B97]*[.$C$1]/100+[.B97]" office:value-type="currency" office:currency="USD" office:value="23045.3776971757">
            <text:p>$23,045.38</text:p>
          </table:table-cell>
          <table:table-cell table:formula="of:=[.C97]*[.$C$1]/100+[.C97]" office:value-type="currency" office:currency="USD" office:value="21893.1088123169">
            <text:p>$21,893.11</text:p>
          </table:table-cell>
          <table:table-cell table:formula="of:=[.B98]-[.C98]" office:value-type="currency" office:currency="USD" office:value="1152.26888485879">
            <text:p>$1,152.27</text:p>
          </table:table-cell>
          <table:table-cell/>
          <table:table-cell table:formula="of:=POWER([.C98]/[.$C$2];1/[.A98])" office:value-type="float" office:value="1.10290582244046">
            <text:p>1.1029058224</text:p>
          </table:table-cell>
          <table:table-cell table:number-columns-repeated="3"/>
        </table:table-row>
        <table:table-row table:style-name="ro1">
          <table:table-cell table:formula="of:=[.A98]+1" office:value-type="float" office:value="9">
            <text:p>9</text:p>
          </table:table-cell>
          <table:table-cell table:formula="of:=[.B98]*[.$C$1]/100+[.B98]" office:value-type="currency" office:currency="USD" office:value="25580.369243865">
            <text:p>$25,580.37</text:p>
          </table:table-cell>
          <table:table-cell table:formula="of:=[.C98]*[.$C$1]/100+[.C98]" office:value-type="currency" office:currency="USD" office:value="24301.3507816718">
            <text:p>$24,301.35</text:p>
          </table:table-cell>
          <table:table-cell table:formula="of:=[.B99]-[.C99]" office:value-type="currency" office:currency="USD" office:value="1279.01846219325">
            <text:p>$1,279.02</text:p>
          </table:table-cell>
          <table:table-cell/>
          <table:table-cell table:formula="of:=POWER([.C99]/[.$C$2];1/[.A99])" office:value-type="float" office:value="1.10369182006327">
            <text:p>1.1036918201</text:p>
          </table:table-cell>
          <table:table-cell table:number-columns-repeated="3"/>
        </table:table-row>
        <table:table-row table:style-name="ro1">
          <table:table-cell table:formula="of:=[.A99]+1" office:value-type="float" office:value="10">
            <text:p>10</text:p>
          </table:table-cell>
          <table:table-cell table:formula="of:=[.B99]*[.$C$1]/100+[.B99]" office:value-type="currency" office:currency="USD" office:value="28394.2098606902">
            <text:p>$28,394.21</text:p>
          </table:table-cell>
          <table:table-cell table:formula="of:=[.C99]*[.$C$1]/100+[.C99]" office:value-type="currency" office:currency="USD" office:value="26974.4993676556">
            <text:p>$26,974.50</text:p>
          </table:table-cell>
          <table:table-cell table:formula="of:=[.B100]-[.C100]" office:value-type="currency" office:currency="USD" office:value="1419.71049303451">
            <text:p>$1,419.71</text:p>
          </table:table-cell>
          <table:table-cell/>
          <table:table-cell table:formula="of:=POWER([.C100]/[.$C$2];1/[.A100])" office:value-type="float" office:value="1.10432102145008">
            <text:p>1.1043210215</text:p>
          </table:table-cell>
          <table:table-cell table:number-columns-repeated="3"/>
        </table:table-row>
        <table:table-row table:style-name="ro1">
          <table:table-cell table:formula="of:=[.A100]+1" office:value-type="float" office:value="11">
            <text:p>11</text:p>
          </table:table-cell>
          <table:table-cell table:formula="of:=[.B100]*[.$C$1]/100+[.B100]" office:value-type="currency" office:currency="USD" office:value="31517.5729453661">
            <text:p>$31,517.57</text:p>
          </table:table-cell>
          <table:table-cell table:formula="of:=[.C100]*[.$C$1]/100+[.C100]" office:value-type="currency" office:currency="USD" office:value="29941.6942980978">
            <text:p>$29,941.69</text:p>
          </table:table-cell>
          <table:table-cell table:formula="of:=[.B101]-[.C101]" office:value-type="currency" office:currency="USD" office:value="1575.87864726831">
            <text:p>$1,575.88</text:p>
          </table:table-cell>
          <table:table-cell/>
          <table:table-cell table:formula="of:=POWER([.C101]/[.$C$2];1/[.A101])" office:value-type="float" office:value="1.10483608937726">
            <text:p>1.1048360894</text:p>
          </table:table-cell>
          <table:table-cell table:number-columns-repeated="3"/>
        </table:table-row>
        <table:table-row table:style-name="ro1">
          <table:table-cell table:formula="of:=[.A101]+1" office:value-type="float" office:value="12">
            <text:p>12</text:p>
          </table:table-cell>
          <table:table-cell table:formula="of:=[.B101]*[.$C$1]/100+[.B101]" office:value-type="currency" office:currency="USD" office:value="34984.5059693563">
            <text:p>$34,984.51</text:p>
          </table:table-cell>
          <table:table-cell table:formula="of:=[.C101]*[.$C$1]/100+[.C101]" office:value-type="currency" office:currency="USD" office:value="33235.2806708885">
            <text:p>$33,235.28</text:p>
          </table:table-cell>
          <table:table-cell table:formula="of:=[.B102]-[.C102]" office:value-type="currency" office:currency="USD" office:value="1749.22529846782">
            <text:p>$1,749.23</text:p>
          </table:table-cell>
          <table:table-cell/>
          <table:table-cell table:formula="of:=POWER([.C102]/[.$C$2];1/[.A102])" office:value-type="float" office:value="1.10526549615691">
            <text:p>1.1052654962</text:p>
          </table:table-cell>
          <table:table-cell table:number-columns-repeated="3"/>
        </table:table-row>
        <table:table-row table:style-name="ro1">
          <table:table-cell table:formula="of:=[.A102]+1" office:value-type="float" office:value="13">
            <text:p>13</text:p>
          </table:table-cell>
          <table:table-cell table:formula="of:=[.B102]*[.$C$1]/100+[.B102]" office:value-type="currency" office:currency="USD" office:value="38832.8016259855">
            <text:p>$38,832.80</text:p>
          </table:table-cell>
          <table:table-cell table:formula="of:=[.C102]*[.$C$1]/100+[.C102]" office:value-type="currency" office:currency="USD" office:value="36891.1615446863">
            <text:p>$36,891.16</text:p>
          </table:table-cell>
          <table:table-cell table:formula="of:=[.B103]-[.C103]" office:value-type="currency" office:currency="USD" office:value="1941.64008129928">
            <text:p>$1,941.64</text:p>
          </table:table-cell>
          <table:table-cell/>
          <table:table-cell table:formula="of:=POWER([.C103]/[.$C$2];1/[.A103])" office:value-type="float" office:value="1.10562897070731">
            <text:p>1.1056289707</text:p>
          </table:table-cell>
          <table:table-cell table:number-columns-repeated="3"/>
        </table:table-row>
        <table:table-row table:style-name="ro1">
          <table:table-cell table:formula="of:=[.A103]+1" office:value-type="float" office:value="14">
            <text:p>14</text:p>
          </table:table-cell>
          <table:table-cell table:formula="of:=[.B103]*[.$C$1]/100+[.B103]" office:value-type="currency" office:currency="USD" office:value="43104.409804844">
            <text:p>$43,104.41</text:p>
          </table:table-cell>
          <table:table-cell table:formula="of:=[.C103]*[.$C$1]/100+[.C103]" office:value-type="currency" office:currency="USD" office:value="40949.1893146018">
            <text:p>$40,949.19</text:p>
          </table:table-cell>
          <table:table-cell table:formula="of:=[.B104]-[.C104]" office:value-type="currency" office:currency="USD" office:value="2155.2204902422">
            <text:p>$2,155.22</text:p>
          </table:table-cell>
          <table:table-cell/>
          <table:table-cell table:formula="of:=POWER([.C104]/[.$C$2];1/[.A104])" office:value-type="float" office:value="1.10594061545756">
            <text:p>1.1059406155</text:p>
          </table:table-cell>
          <table:table-cell table:number-columns-repeated="3"/>
        </table:table-row>
        <table:table-row table:style-name="ro1">
          <table:table-cell table:formula="of:=[.A104]+1" office:value-type="float" office:value="15">
            <text:p>15</text:p>
          </table:table-cell>
          <table:table-cell table:formula="of:=[.B104]*[.$C$1]/100+[.B104]" office:value-type="currency" office:currency="USD" office:value="47845.8948833768">
            <text:p>$47,845.89</text:p>
          </table:table-cell>
          <table:table-cell table:formula="of:=[.C104]*[.$C$1]/100+[.C104]" office:value-type="currency" office:currency="USD" office:value="45453.600139208">
            <text:p>$45,453.60</text:p>
          </table:table-cell>
          <table:table-cell table:formula="of:=[.B105]-[.C105]" office:value-type="currency" office:currency="USD" office:value="2392.29474416884">
            <text:p>$2,392.29</text:p>
          </table:table-cell>
          <table:table-cell/>
          <table:table-cell table:formula="of:=POWER([.C105]/[.$C$2];1/[.A105])" office:value-type="float" office:value="1.10621077862928">
            <text:p>1.1062107786</text:p>
          </table:table-cell>
          <table:table-cell table:number-columns-repeated="3"/>
        </table:table-row>
        <table:table-row table:style-name="ro1">
          <table:table-cell table:formula="of:=[.A105]+1" office:value-type="float" office:value="16">
            <text:p>16</text:p>
          </table:table-cell>
          <table:table-cell table:formula="of:=[.B105]*[.$C$1]/100+[.B105]" office:value-type="currency" office:currency="USD" office:value="53108.9433205482">
            <text:p>$53,108.94</text:p>
          </table:table-cell>
          <table:table-cell table:formula="of:=[.C105]*[.$C$1]/100+[.C105]" office:value-type="currency" office:currency="USD" office:value="50453.4961545208">
            <text:p>$50,453.50</text:p>
          </table:table-cell>
          <table:table-cell table:formula="of:=[.B106]-[.C106]" office:value-type="currency" office:currency="USD" office:value="2655.44716602742">
            <text:p>$2,655.45</text:p>
          </table:table-cell>
          <table:table-cell/>
          <table:table-cell table:formula="of:=POWER([.C106]/[.$C$2];1/[.A106])" office:value-type="float" office:value="1.10644722554169">
            <text:p>1.1064472255</text:p>
          </table:table-cell>
          <table:table-cell table:number-columns-repeated="3"/>
        </table:table-row>
        <table:table-row table:style-name="ro1">
          <table:table-cell table:formula="of:=[.A106]+1" office:value-type="float" office:value="17">
            <text:p>17</text:p>
          </table:table-cell>
          <table:table-cell table:formula="of:=[.B106]*[.$C$1]/100+[.B106]" office:value-type="currency" office:currency="USD" office:value="58950.9270858086">
            <text:p>$58,950.93</text:p>
          </table:table-cell>
          <table:table-cell table:formula="of:=[.C106]*[.$C$1]/100+[.C106]" office:value-type="currency" office:currency="USD" office:value="56003.3807315181">
            <text:p>$56,003.38</text:p>
          </table:table-cell>
          <table:table-cell table:formula="of:=[.B107]-[.C107]" office:value-type="currency" office:currency="USD" office:value="2947.54635429044">
            <text:p>$2,947.55</text:p>
          </table:table-cell>
          <table:table-cell/>
          <table:table-cell table:formula="of:=POWER([.C107]/[.$C$2];1/[.A107])" office:value-type="float" office:value="1.1066558971403">
            <text:p>1.1066558971</text:p>
          </table:table-cell>
          <table:table-cell table:number-columns-repeated="3"/>
        </table:table-row>
        <table:table-row table:style-name="ro1">
          <table:table-cell table:formula="of:=[.A107]+1" office:value-type="float" office:value="18">
            <text:p>18</text:p>
          </table:table-cell>
          <table:table-cell table:formula="of:=[.B107]*[.$C$1]/100+[.B107]" office:value-type="currency" office:currency="USD" office:value="65435.5290652475">
            <text:p>$65,435.53</text:p>
          </table:table-cell>
          <table:table-cell table:formula="of:=[.C107]*[.$C$1]/100+[.C107]" office:value-type="currency" office:currency="USD" office:value="62163.7526119851">
            <text:p>$62,163.75</text:p>
          </table:table-cell>
          <table:table-cell table:formula="of:=[.B108]-[.C108]" office:value-type="currency" office:currency="USD" office:value="3271.77645326239">
            <text:p>$3,271.78</text:p>
          </table:table-cell>
          <table:table-cell/>
          <table:table-cell table:formula="of:=POWER([.C108]/[.$C$2];1/[.A108])" office:value-type="float" office:value="1.10684141604397">
            <text:p>1.106841416</text:p>
          </table:table-cell>
          <table:table-cell table:number-columns-repeated="3"/>
        </table:table-row>
        <table:table-row table:style-name="ro1">
          <table:table-cell table:formula="of:=[.A108]+1" office:value-type="float" office:value="19">
            <text:p>19</text:p>
          </table:table-cell>
          <table:table-cell table:formula="of:=[.B108]*[.$C$1]/100+[.B108]" office:value-type="currency" office:currency="USD" office:value="72633.4372624247">
            <text:p>$72,633.44</text:p>
          </table:table-cell>
          <table:table-cell table:formula="of:=[.C108]*[.$C$1]/100+[.C108]" office:value-type="currency" office:currency="USD" office:value="69001.7653993035">
            <text:p>$69,001.77</text:p>
          </table:table-cell>
          <table:table-cell table:formula="of:=[.B109]-[.C109]" office:value-type="currency" office:currency="USD" office:value="3631.67186312126">
            <text:p>$3,631.67</text:p>
          </table:table-cell>
          <table:table-cell/>
          <table:table-cell table:formula="of:=POWER([.C109]/[.$C$2];1/[.A109])" office:value-type="float" office:value="1.10700743300381">
            <text:p>1.107007433</text:p>
          </table:table-cell>
          <table:table-cell table:number-columns-repeated="3"/>
        </table:table-row>
        <table:table-row table:style-name="ro1">
          <table:table-cell table:formula="of:=[.A109]+1" office:value-type="float" office:value="20">
            <text:p>20</text:p>
          </table:table-cell>
          <table:table-cell table:formula="of:=[.B109]*[.$C$1]/100+[.B109]" office:value-type="currency" office:currency="USD" office:value="80623.1153612914">
            <text:p>$80,623.12</text:p>
          </table:table-cell>
          <table:table-cell table:formula="of:=[.C109]*[.$C$1]/100+[.C109]" office:value-type="currency" office:currency="USD" office:value="76591.9595932268">
            <text:p>$76,591.96</text:p>
          </table:table-cell>
          <table:table-cell table:formula="of:=[.B110]-[.C110]" office:value-type="currency" office:currency="USD" office:value="4031.15576806459">
            <text:p>$4,031.16</text:p>
          </table:table-cell>
          <table:table-cell/>
          <table:table-cell table:formula="of:=POWER([.C110]/[.$C$2];1/[.A110])" office:value-type="float" office:value="1.10715686955805">
            <text:p>1.1071568696</text:p>
          </table:table-cell>
          <table:table-cell table:number-columns-repeated="3"/>
        </table:table-row>
        <table:table-row table:style-name="ro1">
          <table:table-cell table:formula="of:=[.A110]+1" office:value-type="float" office:value="21">
            <text:p>21</text:p>
          </table:table-cell>
          <table:table-cell table:formula="of:=[.B110]*[.$C$1]/100+[.B110]" office:value-type="currency" office:currency="USD" office:value="89491.6580510335">
            <text:p>$89,491.66</text:p>
          </table:table-cell>
          <table:table-cell table:formula="of:=[.C110]*[.$C$1]/100+[.C110]" office:value-type="currency" office:currency="USD" office:value="85017.0751484818">
            <text:p>$85,017.08</text:p>
          </table:table-cell>
          <table:table-cell table:formula="of:=[.B111]-[.C111]" office:value-type="currency" office:currency="USD" office:value="4474.5829025517">
            <text:p>$4,474.58</text:p>
          </table:table-cell>
          <table:table-cell/>
          <table:table-cell table:formula="of:=POWER([.C111]/[.$C$2];1/[.A111])" office:value-type="float" office:value="1.10729209144177">
            <text:p>1.1072920914</text:p>
          </table:table-cell>
          <table:table-cell table:number-columns-repeated="3"/>
        </table:table-row>
        <table:table-row table:style-name="ro1">
          <table:table-cell table:formula="of:=[.A111]+1" office:value-type="float" office:value="22">
            <text:p>22</text:p>
          </table:table-cell>
          <table:table-cell table:formula="of:=[.B111]*[.$C$1]/100+[.B111]" office:value-type="currency" office:currency="USD" office:value="99335.7404366472">
            <text:p>$99,335.74</text:p>
          </table:table-cell>
          <table:table-cell table:formula="of:=[.C111]*[.$C$1]/100+[.C111]" office:value-type="currency" office:currency="USD" office:value="94368.9534148148">
            <text:p>$94,368.95</text:p>
          </table:table-cell>
          <table:table-cell table:formula="of:=[.B112]-[.C112]" office:value-type="currency" office:currency="USD" office:value="4966.7870218324">
            <text:p>$4,966.79</text:p>
          </table:table-cell>
          <table:table-cell/>
          <table:table-cell table:formula="of:=POWER([.C112]/[.$C$2];1/[.A112])" office:value-type="float" office:value="1.10741503475832">
            <text:p>1.1074150348</text:p>
          </table:table-cell>
          <table:table-cell table:number-columns-repeated="3"/>
        </table:table-row>
        <table:table-row table:style-name="ro1">
          <table:table-cell table:formula="of:=[.A112]+1" office:value-type="float" office:value="23">
            <text:p>23</text:p>
          </table:table-cell>
          <table:table-cell table:formula="of:=[.B112]*[.$C$1]/100+[.B112]" office:value-type="currency" office:currency="USD" office:value="110262.671884678">
            <text:p>$110,262.67</text:p>
          </table:table-cell>
          <table:table-cell table:formula="of:=[.C112]*[.$C$1]/100+[.C112]" office:value-type="currency" office:currency="USD" office:value="104749.538290444">
            <text:p>$104,749.54</text:p>
          </table:table-cell>
          <table:table-cell table:formula="of:=[.B113]-[.C113]" office:value-type="currency" office:currency="USD" office:value="5513.13359423395">
            <text:p>$5,513.13</text:p>
          </table:table-cell>
          <table:table-cell/>
          <table:table-cell table:formula="of:=POWER([.C113]/[.$C$2];1/[.A113])" office:value-type="float" office:value="1.10752729927323">
            <text:p>1.1075272993</text:p>
          </table:table-cell>
          <table:table-cell table:number-columns-repeated="3"/>
        </table:table-row>
        <table:table-row table:style-name="ro1">
          <table:table-cell table:formula="of:=[.A113]+1" office:value-type="float" office:value="24">
            <text:p>24</text:p>
          </table:table-cell>
          <table:table-cell table:formula="of:=[.B113]*[.$C$1]/100+[.B113]" office:value-type="currency" office:currency="USD" office:value="122391.565791993">
            <text:p>$122,391.57</text:p>
          </table:table-cell>
          <table:table-cell table:formula="of:=[.C113]*[.$C$1]/100+[.C113]" office:value-type="currency" office:currency="USD" office:value="116271.987502393">
            <text:p>$116,271.99</text:p>
          </table:table-cell>
          <table:table-cell table:formula="of:=[.B114]-[.C114]" office:value-type="currency" office:currency="USD" office:value="6119.57828959968">
            <text:p>$6,119.58</text:p>
          </table:table-cell>
          <table:table-cell/>
          <table:table-cell table:formula="of:=POWER([.C114]/[.$C$2];1/[.A114])" office:value-type="float" office:value="1.10763021840963">
            <text:p>1.1076302184</text:p>
          </table:table-cell>
          <table:table-cell table:number-columns-repeated="3"/>
        </table:table-row>
        <table:table-row table:style-name="ro1">
          <table:table-cell table:formula="of:=[.A114]+1" office:value-type="float" office:value="25">
            <text:p>25</text:p>
          </table:table-cell>
          <table:table-cell table:formula="of:=[.B114]*[.$C$1]/100+[.B114]" office:value-type="currency" office:currency="USD" office:value="135854.638029112">
            <text:p>$135,854.64</text:p>
          </table:table-cell>
          <table:table-cell table:formula="of:=[.C114]*[.$C$1]/100+[.C114]" office:value-type="currency" office:currency="USD" office:value="129061.906127657">
            <text:p>$129,061.91</text:p>
          </table:table-cell>
          <table:table-cell table:formula="of:=[.B115]-[.C115]" office:value-type="currency" office:currency="USD" office:value="6792.73190145566">
            <text:p>$6,792.73</text:p>
          </table:table-cell>
          <table:table-cell/>
          <table:table-cell table:formula="of:=POWER([.C115]/[.$C$2];1/[.A115])" office:value-type="float" office:value="1.10772491246199">
            <text:p>1.1077249125</text:p>
          </table:table-cell>
          <table:table-cell table:number-columns-repeated="3"/>
        </table:table-row>
        <table:table-row table:style-name="ro1">
          <table:table-cell table:formula="of:=[.A115]+1" office:value-type="float" office:value="26">
            <text:p>26</text:p>
          </table:table-cell>
          <table:table-cell table:formula="of:=[.B115]*[.$C$1]/100+[.B115]" office:value-type="currency" office:currency="USD" office:value="150798.648212315">
            <text:p>$150,798.65</text:p>
          </table:table-cell>
          <table:table-cell table:formula="of:=[.C115]*[.$C$1]/100+[.C115]" office:value-type="currency" office:currency="USD" office:value="143258.715801699">
            <text:p>$143,258.72</text:p>
          </table:table-cell>
          <table:table-cell table:formula="of:=[.B116]-[.C116]" office:value-type="currency" office:currency="USD" office:value="7539.93241061576">
            <text:p>$7,539.93</text:p>
          </table:table-cell>
          <table:table-cell/>
          <table:table-cell table:formula="of:=POWER([.C116]/[.$C$2];1/[.A116])" office:value-type="float" office:value="1.10781232954193">
            <text:p>1.1078123295</text:p>
          </table:table-cell>
          <table:table-cell table:number-columns-repeated="3"/>
        </table:table-row>
        <table:table-row table:style-name="ro1">
          <table:table-cell table:formula="of:=[.A116]+1" office:value-type="float" office:value="27">
            <text:p>27</text:p>
          </table:table-cell>
          <table:table-cell table:formula="of:=[.B116]*[.$C$1]/100+[.B116]" office:value-type="currency" office:currency="USD" office:value="167386.499515669">
            <text:p>$167,386.50</text:p>
          </table:table-cell>
          <table:table-cell table:formula="of:=[.C116]*[.$C$1]/100+[.C116]" office:value-type="currency" office:currency="USD" office:value="159017.174539886">
            <text:p>$159,017.17</text:p>
          </table:table-cell>
          <table:table-cell table:formula="of:=[.B117]-[.C117]" office:value-type="currency" office:currency="USD" office:value="8369.3249757835">
            <text:p>$8,369.32</text:p>
          </table:table-cell>
          <table:table-cell/>
          <table:table-cell table:formula="of:=POWER([.C117]/[.$C$2];1/[.A117])" office:value-type="float" office:value="1.10789327743361">
            <text:p>1.1078932774</text:p>
          </table:table-cell>
          <table:table-cell table:number-columns-repeated="3"/>
        </table:table-row>
        <table:table-row table:style-name="ro1">
          <table:table-cell table:formula="of:=[.A117]+1" office:value-type="float" office:value="28">
            <text:p>28</text:p>
          </table:table-cell>
          <table:table-cell table:formula="of:=[.B117]*[.$C$1]/100+[.B117]" office:value-type="currency" office:currency="USD" office:value="185799.014462393">
            <text:p>$185,799.01</text:p>
          </table:table-cell>
          <table:table-cell table:formula="of:=[.C117]*[.$C$1]/100+[.C117]" office:value-type="currency" office:currency="USD" office:value="176509.063739273">
            <text:p>$176,509.06</text:p>
          </table:table-cell>
          <table:table-cell table:formula="of:=[.B118]-[.C118]" office:value-type="currency" office:currency="USD" office:value="9289.95072311969">
            <text:p>$9,289.95</text:p>
          </table:table-cell>
          <table:table-cell/>
          <table:table-cell table:formula="of:=POWER([.C118]/[.$C$2];1/[.A118])" office:value-type="float" office:value="1.10796844862925">
            <text:p>1.1079684486</text:p>
          </table:table-cell>
          <table:table-cell table:number-columns-repeated="3"/>
        </table:table-row>
        <table:table-row table:style-name="ro1">
          <table:table-cell table:formula="of:=[.A118]+1" office:value-type="float" office:value="29">
            <text:p>29</text:p>
          </table:table-cell>
          <table:table-cell table:formula="of:=[.B118]*[.$C$1]/100+[.B118]" office:value-type="currency" office:currency="USD" office:value="206236.906053256">
            <text:p>$206,236.91</text:p>
          </table:table-cell>
          <table:table-cell table:formula="of:=[.C118]*[.$C$1]/100+[.C118]" office:value-type="currency" office:currency="USD" office:value="195925.060750593">
            <text:p>$195,925.06</text:p>
          </table:table-cell>
          <table:table-cell table:formula="of:=[.B119]-[.C119]" office:value-type="currency" office:currency="USD" office:value="10311.8453026628">
            <text:p>$10,311.85</text:p>
          </table:table-cell>
          <table:table-cell/>
          <table:table-cell table:formula="of:=POWER([.C119]/[.$C$2];1/[.A119])" office:value-type="float" office:value="1.10803844018939">
            <text:p>1.1080384402</text:p>
          </table:table-cell>
          <table:table-cell table:number-columns-repeated="3"/>
        </table:table-row>
        <table:table-row table:style-name="ro1">
          <table:table-cell table:formula="of:=[.A119]+1" office:value-type="float" office:value="30">
            <text:p>30</text:p>
          </table:table-cell>
          <table:table-cell table:formula="of:=[.B119]*[.$C$1]/100+[.B119]" office:value-type="currency" office:currency="USD" office:value="228922.965719114">
            <text:p>$228,922.97</text:p>
          </table:table-cell>
          <table:table-cell table:formula="of:=[.C119]*[.$C$1]/100+[.C119]" office:value-type="currency" office:currency="USD" office:value="217476.817433158">
            <text:p>$217,476.82</text:p>
          </table:table-cell>
          <table:table-cell table:formula="of:=[.B120]-[.C120]" office:value-type="currency" office:currency="USD" office:value="11446.1482859557">
            <text:p>$11,446.15</text:p>
          </table:table-cell>
          <table:table-cell/>
          <table:table-cell table:formula="of:=POWER([.C120]/[.$C$2];1/[.A120])" office:value-type="float" office:value="1.10810376963464">
            <text:p>1.108103769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table:formula="of:=[.B120]-[.C120]" office:value-type="currency" office:currency="USD" office:value="11446.1482859557">
            <text:p>$11,446.15</text:p>
          </table:table-cell>
          <table:table-cell table:number-columns-repeated="6"/>
        </table:table-row>
        <table:table-row table:style-name="ro1">
          <table:table-cell office:value-type="string">
            <text:p>Annualized Return</text:p>
          </table:table-cell>
          <table:table-cell table:style-name="Default" table:formula="of:=POWER([.B120]/[.C2];1/[.A120])" office:value-type="float" office:value="1.11">
            <text:p>1.11</text:p>
          </table:table-cell>
          <table:table-cell table:style-name="Default" table:formula="of:=POWER([.C120]/[.C2];1/[.A120])" office:value-type="float" office:value="1.10810376963464">
            <text:p>1.1081037696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7/26/2012</text:date>, <text:time>23:1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6T20:41:44</meta:creation-date>
    <dc:date>2012-07-26T23:11:53</dc:date>
    <meta:editing-duration>PT01H20M03S</meta:editing-duration>
    <meta:editing-cycles>6</meta:editing-cycles>
    <meta:generator>OpenOffice.org/3.2$Linux OpenOffice.org_project/320m19$Build-9505</meta:generator>
    <meta:document-statistic meta:table-count="3" meta:cell-count="409" meta:object-count="0"/>
  </office:meta>
</office:document-meta>
</file>